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fo:font-size="10.5pt" style:font-size-asian="10.5pt" style:font-size-complex="10.5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style:font-name="Georgia" fo:font-size="10.5pt" style:font-size-asian="10.5pt" style:font-size-complex="10.5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style:font-name="Georgia" fo:font-size="10.5pt" style:font-size-asian="10.5pt" style:font-size-complex="10.5pt"/>
    </style:style>
    <style:style style:name="P5" style:family="paragraph" style:parent-style-name="Standard">
      <style:paragraph-properties fo:margin-top="0in" fo:margin-bottom="0in" style:contextual-spacing="false"/>
      <style:text-properties style:font-name="Georgia" fo:font-size="10.5pt" style:text-underline-style="solid" style:text-underline-width="auto" style:text-underline-color="font-color" fo:font-weight="bold" style:font-size-asian="10.5pt" style:font-weight-asian="bold" style:font-size-complex="10.5pt"/>
    </style:style>
    <style:style style:name="P6" style:family="paragraph" style:parent-style-name="Standard">
      <style:paragraph-properties fo:margin-top="0in" fo:margin-bottom="0in" style:contextual-spacing="false"/>
      <style:text-properties style:font-name="Georgia"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in" fo:margin-bottom="0in" style:contextual-spacing="false" fo:break-before="page"/>
      <style:text-properties style:font-name="Georgia" fo:font-size="10.5pt" style:font-size-asian="10.5pt" style:font-size-complex="10.5pt"/>
    </style:style>
    <style:style style:name="P8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style:font-name="Georgia" fo:font-size="10.5pt" fo:font-weight="bold" style:font-size-asian="10.5pt" style:font-weight-asian="bold" style:font-size-complex="10.5pt"/>
    </style:style>
    <style:style style:name="P9" style:family="paragraph" style:parent-style-name="Standard">
      <style:text-properties style:font-name="Georgia" fo:font-size="10.5pt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Times New Roman" style:text-underline-style="solid" style:text-underline-width="auto" style:text-underline-color="font-color"/>
    </style:style>
    <style:style style:name="T4" style:family="text">
      <style:text-properties fo:color="#1155cc" style:font-name="Georgia" style:text-underline-style="solid" style:text-underline-width="auto" style:text-underline-color="font-color"/>
    </style:style>
    <style:style style:name="T5" style:family="text">
      <style:text-properties fo:color="#1155cc" style:font-name="Georgia" fo:font-size="10.5pt" style:text-underline-style="solid" style:text-underline-width="auto" style:text-underline-color="font-color" style:font-size-asian="10.5pt" style:font-size-complex="10.5pt"/>
    </style:style>
    <style:style style:name="T6" style:family="text">
      <style:text-properties style:font-name="Times New Roman"/>
    </style:style>
    <style:style style:name="T7" style:family="text">
      <style:text-properties style:font-name="Georgia"/>
    </style:style>
    <style:style style:name="T8" style:family="text">
      <style:text-properties style:font-name="Georgia"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GP Development Setup Process </text:p>
      <text:p text:style-name="P3"/>
      <text:p text:style-name="P5">Linux</text:p>
      <text:p text:style-name="P4"/>
      <text:p text:style-name="P6">Apache Tomcat 7</text:p>
      <text:p text:style-name="P2"/>
      <text:p text:style-name="P2">Installed in /var/lib/tomcat7</text:p>
      <text:p text:style-name="P2">Webapps folder should contain geoserver.war, solr, host-manager, manager, opengeoportal</text:p>
      <text:p text:style-name="P2"/>
      <text:p text:style-name="P6">OpenGeoportal</text:p>
      <text:p text:style-name="P2"/>
      <text:p text:style-name="P2">Once OGP2 is checked out, build it using Maven and generate the opengeoportal.war file that is to be copied to tomcat’s webapps folder. </text:p>
      <text:p text:style-name="P2"/>
      <text:p text:style-name="P6">Apache Solr</text:p>
      <text:p text:style-name="P2"/>
      <text:p text:style-name="P2">Installed version: 4.6.1</text:p>
      <text:p text:style-name="P2"/>
      <text:p text:style-name="P2">Solr home: mkdir &lt;solr database directory&gt;</text:p>
      <text:p text:style-name="P2">cp -R ~/solr-&lt;version&gt;/example/solr/* &lt;solr database directory&gt;</text:p>
      <text:p text:style-name="P2"/>
      <text:p text:style-name="P2">Bhavika’s solr_home: /Desktop/GIS/OGPSetup/solr_home</text:p>
      <text:p text:style-name="P2"/>
      <text:p text:style-name="P2">Go to the webapp folder you’ve created for Solr. In this example:</text:p>
      <text:p text:style-name="P2">&lt;tomcat directory&gt;/webapps/solr/</text:p>
      <text:p text:style-name="P2">jar -xvf solr.war</text:p>
      <text:p text:style-name="P2"/>
      <text:p text:style-name="P2">The solr webapp is incomplete. Copy logging jars from the downloaded package.</text:p>
      <text:p text:style-name="P2">cp &lt;download-dir&gt;/solr-&lt;version&gt;/example/lib/ext/*</text:p>
      <text:p text:style-name="P2">&lt;tomcat-dir&gt;/webapps/solr/WEB-INF/lib/</text:p>
      <text:p text:style-name="P2"/>
      <text:p text:style-name="P2">Copy logging properties. (create /classes if it’s not there yet)</text:p>
      <text:p text:style-name="P2">cp &lt;download-dir&gt;/solr-&lt;version&gt;/example/resources/log4j.properties</text:p>
      <text:p text:style-name="P2">&lt;tomcat-dir&gt;/webapps/solr/WEB-INF/classes/</text:p>
      <text:p text:style-name="P2"/>
      <text:p text:style-name="P2">Copy schema.xml and synonym files from the github repository</text:p>
      <text:p text:style-name="P2">(​http://github.com/OpenGeoportal/ogpSolrConfig​ ) to ​ &lt;solr dat abase</text:p>
      <text:p text:style-name="P2">directory&gt;/collection1/conf/</text:p>
      <text:p text:style-name="P2"/>
      <text:p text:style-name="P9"/>
      <text:p text:style-name="P7"/>
      <text:p text:style-name="P2"/>
      <text:p text:style-name="P6">Geoserver</text:p>
      <text:p text:style-name="P2"/>
      <text:p text:style-name="P2">To install Geoserver on your existing Apache Tomcat setup, you need to get the web archive file. </text:p>
      <text:p text:style-name="P2">I’ve installed version 2.8.5 for compatibility with Java 8.</text:p>
      <text:p text:style-name="P2">This setup is relatively straightforward. </text:p>
      <text:p text:style-name="P1"><text:span text:style-name="T8">Instructions are here: </text:span><text:a xlink:type="simple" xlink:href="http://docs.geoserver.org/stable/en/user/installation/war.html" text:style-name="Internet_20_link"><text:span text:style-name="T5">http://docs.geoserver.org/stable/en/user/installation/war.html</text:span></text:a></text:p>
      <text:p text:style-name="P2"/>
      <text:p text:style-name="P6">ogpIngest</text:p>
      <text:p text:style-name="P2"/>
      <text:p text:style-name="P2">Build it using mvn package in the directory with pom.xml</text:p>
      <text:p text:style-name="P2">Move the .war file to tomcat’s webapps.</text:p>
      <text:p text:style-name="P2">ogpIngest is now running on localhost:8080/ogpIngest.</text:p>
      <text:p text:style-name="P2">Username: ogpAdmin</text:p>
      <text:p text:style-name="P2">Password: koala</text:p>
      <text:p text:style-name="P2"/>
      <text:p text:style-name="P2">Resolved:</text:p>
      <text:p text:style-name="P2">Building ogpIngest with Maven gives this error - <text:s/>(use -source 5 or higher to enable generics) for multiple Java features.</text:p>
      <text:p text:style-name="P2"/>
      <text:p text:style-name="P2">Go to path<text:span text:style-name="T1"> </text:span>home/bhavika/.m2/repository/org/apache/maven/plugins/maven-compiler-plugin/3.0/maven-compiler-plugin-3.0.pom</text:p>
      <text:p text:style-name="P2"/>
      <text:p text:style-name="P5">Windows</text:p>
      <text:p text:style-name="P2"/>
      <text:p text:style-name="P2">Joy’s computer is bound to 8009 because 8080 was already in use.</text:p>
      <text:p text:style-name="P2"/>
      <text:p text:style-name="P2">Sometimes Google Maps may not load the basemap - it is because of a change in the API.</text:p>
      <text:p text:style-name="P2">Google Maps API v3 requires an API key to load the maps.</text:p>
      <text:p text:style-name="P2"/>
      <text:p text:style-name="P2">To resolve this, you can go to the Google Maps API page and generate a key.</text:p>
      <text:p text:style-name="P2">Delete the opengeoportal.war and opengeoportal folder from Tomcat’s webapps folder.</text:p>
      <text:p text:style-name="P2"/>
      <text:p text:style-name="P2">Now go to OGP2/geoportal_1/src/main/webapp/WEB_INF/views/jspf and open the includes.jspf file.</text:p>
      <text:p text:style-name="P2"/>
      <text:p text:style-name="P2">In this file - remove the following tag</text:p>
      <text:p text:style-name="P2"/>
      <text:p text:style-name="P2">&lt;script src="//maps.google.com/maps/api/js?v=3.10&amp;sensor=false"&gt;&lt;/script&gt;</text:p>
      <text:p text:style-name="P2"/>
      <text:p text:style-name="P2">Add the following tag to the <text:span text:style-name="T1">top of the file (this order matters)</text:span> for JS async reasons</text:p>
      <text:p text:style-name="P2">Replace YOUR_API_KEY with the key you generated. This is only suitable for localhost/development environment due to the rate limits.</text:p>
      <text:p text:style-name="P2"><text:soft-page-break/></text:p>
      <text:p text:style-name="P2">&lt;script src="https://maps.googleapis.com/maps/api/js?key=YOUR_API_KEY&amp;callback=initMap"</text:p>
      <text:p text:style-name="P2"><text:s text:c="4"/>async defer&gt;&lt;/script&gt;</text:p>
      <text:p text:style-name="P2"/>
      <text:p text:style-name="P2">Recompile the geoportal_1 folder with `mvn package` in the folder where the pom.xml is present. Now there should be a folder called target where we have a new opengeoportal.war file. Copy this to Tomcat’s webapps folder. </text:p>
      <text:p text:style-name="P2"/>
      <text:p text:style-name="P2">Now try reloading localhost:8080/opengeoportal and see if the base map load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9T15:25:49.370277955</dc:date>
    <meta:editing-duration>PT8S</meta:editing-duration>
    <meta:editing-cycles>3</meta:editing-cycles>
    <meta:document-statistic meta:table-count="0" meta:image-count="0" meta:object-count="0" meta:page-count="3" meta:paragraph-count="53" meta:word-count="384" meta:character-count="3056" meta:non-whitespace-character-count="2644"/>
  </office:meta>
</office:document-meta>
</file>